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52.37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0000a8" fo:border="0.06pt solid #000000"/>
      <style:text-properties fo:color="#ffffff"/>
    </style:style>
    <style:style style:name="ce5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ackground-color="#0000a8" fo:border="0.06pt solid #000000"/>
    </style:style>
    <style:style style:name="ce6" style:family="table-cell" style:parent-style-name="Default" style:data-style-name="N37">
      <style:table-cell-properties fo:border="0.06pt solid #000000"/>
    </style:style>
    <style:style style:name="ce17" style:family="table-cell" style:parent-style-name="Default">
      <style:table-cell-properties fo:background-color="#0000a8"/>
    </style:style>
    <style:style style:name="ce16" style:family="table-cell" style:parent-style-name="Default" style:data-style-name="N104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ID_compra</text:p>
          </table:table-cell>
          <table:table-cell table:style-name="ce1" office:value-type="string" calcext:value-type="string">
            <text:p>ID_pessoa</text:p>
          </table:table-cell>
          <table:table-cell table:style-name="ce1" office:value-type="string" calcext:value-type="string">
            <text:p>Data_Compra</text:p>
          </table:table-cell>
          <table:table-cell table:style-name="ce17" office:value-type="string" calcext:value-type="string">
            <text:p>Tipo_Pagamen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TE(2017;3;15)" office:value-type="date" office:date-value="2017-03-15" calcext:value-type="date">
            <text:p>15/03/17</text:p>
          </table:table-cell>
          <table:table-cell office:value-type="string" calcext:value-type="string">
            <text:p>Credit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DATE(2017;3;15)" office:value-type="date" office:date-value="2017-03-15" calcext:value-type="date">
            <text:p>15/03/17</text:p>
          </table:table-cell>
          <table:table-cell office:value-type="string" calcext:value-type="string">
            <text:p>Dinheiro viv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DATE(2017;3;15)" office:value-type="date" office:date-value="2017-03-15" calcext:value-type="date">
            <text:p>15/03/17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DATE(2017;3;16)" office:value-type="date" office:date-value="2017-03-16" calcext:value-type="date">
            <text:p>16/03/17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COMPR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DATE(2017;3;10)" office:value-type="date" office:date-value="2017-03-10" calcext:value-type="date">
            <text:p>10/03/17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DATE(2017;3;20)" office:value-type="date" office:date-value="2017-03-20" calcext:value-type="date">
            <text:p>20/03/17</text:p>
          </table:table-cell>
          <table:table-cell office:value-type="string" calcext:value-type="string">
            <text:p>Dinheiro viv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DATE(2017;3;16)" office:value-type="date" office:date-value="2017-03-16" calcext:value-type="date">
            <text:p>16/03/17</text:p>
          </table:table-cell>
          <table:table-cell office:value-type="string" calcext:value-type="string">
            <text:p>Dinheiro viv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DATE(2017;3;12)" office:value-type="date" office:date-value="2017-03-12" calcext:value-type="date">
            <text:p>12/03/17</text:p>
          </table:table-cell>
          <table:table-cell office:value-type="string" calcext:value-type="string">
            <text:p>Dinheiro viv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DATE(2017;3;19)" office:value-type="date" office:date-value="2017-03-19" calcext:value-type="date">
            <text:p>19/03/17</text:p>
          </table:table-cell>
          <table:table-cell office:value-type="string" calcext:value-type="string">
            <text:p>Credit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DATE(2017;3;18)" office:value-type="date" office:date-value="2017-03-18" calcext:value-type="date">
            <text:p>18/03/17</text:p>
          </table:table-cell>
          <table:table-cell office:value-type="string" calcext:value-type="string">
            <text:p>Credito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/</text:p>
          </table:table-cell>
          <table:table-cell table:style-name="ce1" office:value-type="string" calcext:value-type="string">
            <text:p>Nome_Produto</text:p>
          </table:table-cell>
          <table:table-cell table:style-name="ce1" office:value-type="string" calcext:value-type="string">
            <text:p>Tipo_Produto</text:p>
          </table:table-cell>
          <table:table-cell table:style-name="ce1" office:value-type="string" calcext:value-type="string">
            <text:p>preco_Produto</text:p>
          </table:table-cell>
          <table:table-cell table:style-name="ce1" office:value-type="string" calcext:value-type="string">
            <text:p>qnt_produ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xinha</text:p>
          </table:table-cell>
          <table:table-cell table:style-name="ce5" office:value-type="string" calcext:value-type="string">
            <text:p>Salgado_Frito</text:p>
          </table:table-cell>
          <table:table-cell table:style-name="ce16" office:value-type="currency" office:currency="BRL" office:value="3.5" calcext:value-type="currency">
            <text:p>R$ 3,5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arana_KS</text:p>
          </table:table-cell>
          <table:table-cell table:style-name="ce5" office:value-type="string" calcext:value-type="string">
            <text:p>Bebida</text:p>
          </table:table-cell>
          <table:table-cell table:style-name="ce16" office:value-type="currency" office:currency="BRL" office:value="2" calcext:value-type="currency">
            <text:p>R$ 2,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rta</text:p>
          </table:table-cell>
          <table:table-cell table:style-name="ce5" office:value-type="string" calcext:value-type="string">
            <text:p>Salgado Assado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ODUT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mburguer</text:p>
          </table:table-cell>
          <table:table-cell table:style-name="ce5" office:value-type="string" calcext:value-type="string">
            <text:p>Salgado Assad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o</text:p>
          </table:table-cell>
          <table:table-cell table:style-name="ce5" office:value-type="string" calcext:value-type="string">
            <text:p>Bebida</text:p>
          </table:table-cell>
          <table:table-cell table:style-name="ce16" office:value-type="currency" office:currency="BRL" office:value="3" calcext:value-type="currency">
            <text:p>R$ 3,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mbo_1</text:p>
          </table:table-cell>
          <table:table-cell table:style-name="ce5" office:value-type="string" calcext:value-type="string">
            <text:p>comb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ID_Pesso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_Nascimento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>tipo_pesso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aydson</text:p>
          </table:table-cell>
          <table:table-cell table:formula="of:=DATE(1997;2;28)" office:value-type="date" office:date-value="1997-02-28" calcext:value-type="date">
            <text:p>28/02/97</text:p>
          </table:table-cell>
          <table:table-cell office:value-type="float" office:value="12345678901" calcext:value-type="float">
            <text:p>12345678901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io</text:p>
          </table:table-cell>
          <table:table-cell table:formula="of:=DATE(1997;2;8)" office:value-type="date" office:date-value="1997-02-08" calcext:value-type="date">
            <text:p>08/02/97</text:p>
          </table:table-cell>
          <table:table-cell office:value-type="float" office:value="16232958703" calcext:value-type="float">
            <text:p>16232958703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iz</text:p>
          </table:table-cell>
          <table:table-cell table:formula="of:=DATE(1997;3;5)" office:value-type="date" office:date-value="1997-03-05" calcext:value-type="date">
            <text:p>05/03/97</text:p>
          </table:table-cell>
          <table:table-cell office:value-type="float" office:value="15825798503" calcext:value-type="float">
            <text:p>15825798503</text:p>
          </table:table-cell>
          <table:table-cell table:style-name="ce5" office:value-type="string" calcext:value-type="string">
            <text:p><text:a xlink:href="mailto:luizguzzo@gmail.com" xlink:type="simple">luizguzzo@gmail.com</text:a>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ová</text:p>
          </table:table-cell>
          <table:table-cell table:formula="of:=DATE(1990;1;4)" office:value-type="date" office:date-value="1990-01-04" calcext:value-type="date">
            <text:p>04/01/90</text:p>
          </table:table-cell>
          <table:table-cell office:value-type="float" office:value="98765432123" calcext:value-type="float">
            <text:p>98765432123</text:p>
          </table:table-cell>
          <table:table-cell table:style-name="ce5" office:value-type="string" calcext:value-type="string">
            <text:p><text:a xlink:href="mailto:geovalindao@yahoo.com" xlink:type="simple">geovalindao@yahoo.com</text:a>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kreltson</text:p>
          </table:table-cell>
          <table:table-cell table:formula="of:=DATE(1995;2;1)" office:value-type="date" office:date-value="1995-02-01" calcext:value-type="date">
            <text:p>01/02/95</text:p>
          </table:table-cell>
          <table:table-cell office:value-type="float" office:value="33985739840" calcext:value-type="float">
            <text:p>33985739840</text:p>
          </table:table-cell>
          <table:table-cell table:style-name="ce5" office:value-type="string" calcext:value-type="string">
            <text:p><text:a xlink:href="mailto:astrokreltson@xbox.com" xlink:type="simple">astrokreltson@xbox.com</text:a>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rebler</text:p>
          </table:table-cell>
          <table:table-cell table:formula="of:=DATE(1990;9;14)" office:value-type="date" office:date-value="1990-09-14" calcext:value-type="date">
            <text:p>14/09/90</text:p>
          </table:table-cell>
          <table:table-cell office:value-type="float" office:value="16232958702" calcext:value-type="float">
            <text:p>16232958702</text:p>
          </table:table-cell>
          <table:table-cell table:style-name="ce5" office:value-type="string" calcext:value-type="string">
            <text:p><text:a xlink:href="mailto:kreblerandradre@yahoo.com.br" xlink:type="simple">kreblerandradre@yahoo.com.br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ão</text:p>
          </table:table-cell>
          <table:table-cell table:formula="of:=DATE(1992;12;5)" office:value-type="date" office:date-value="1992-12-05" calcext:value-type="date">
            <text:p>05/12/92</text:p>
          </table:table-cell>
          <table:table-cell office:value-type="float" office:value="16232958703" calcext:value-type="float">
            <text:p>16232958703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bias</text:p>
          </table:table-cell>
          <table:table-cell office:value-type="date" office:date-value="1964-02-02" calcext:value-type="date">
            <text:p>02/02/64</text:p>
          </table:table-cell>
          <table:table-cell office:value-type="float" office:value="81273128342" calcext:value-type="float">
            <text:p>81273128342</text:p>
          </table:table-cell>
          <table:table-cell table:style-name="ce5" office:value-type="string" calcext:value-type="string">
            <text:p><text:a xlink:href="mailto:tobias@gmail.com" xlink:type="simple">tobias@gmail.com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vonildo</text:p>
          </table:table-cell>
          <table:table-cell table:formula="of:=DATE(1967;8;25)" office:value-type="date" office:date-value="1967-08-25" calcext:value-type="date">
            <text:p>25/08/67</text:p>
          </table:table-cell>
          <table:table-cell office:value-type="float" office:value="87934289525" calcext:value-type="float">
            <text:p>87934289525</text:p>
          </table:table-cell>
          <table:table-cell table:style-name="ce5" office:value-type="string" calcext:value-type="string">
            <text:p><text:a xlink:href="mailto:1v0n1ld0@outlook.com" xlink:type="simple">1v0n1ld0@outlook.com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rraberto</text:p>
          </table:table-cell>
          <table:table-cell table:formula="of:=DATE(1969;2;31)" office:value-type="date" office:date-value="1969-03-03" calcext:value-type="date">
            <text:p>03/03/69</text:p>
          </table:table-cell>
          <table:table-cell office:value-type="float" office:value="69102348203" calcext:value-type="float">
            <text:p>69102348203</text:p>
          </table:table-cell>
          <table:table-cell table:style-name="ce5" office:value-type="string" calcext:value-type="string">
            <text:p><text:a xlink:href="mailto:Ch4v3b0y@xbox.com" xlink:type="simple">Ch4v3b0y@xbox.com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D_Combo</text:p>
          </table:table-cell>
          <table:table-cell table:style-name="ce1" office:value-type="string" calcext:value-type="string">
            <text:p>Produto_1</text:p>
          </table:table-cell>
          <table:table-cell table:style-name="ce1" office:value-type="string" calcext:value-type="string">
            <text:p>Produto_2</text:p>
          </table:table-cell>
          <table:table-cell table:style-name="ce1" office:value-type="string" calcext:value-type="string">
            <text:p>Preço_combo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uaravita</text:p>
          </table:table-cell>
          <table:table-cell table:style-name="ce5" office:value-type="string" calcext:value-type="string">
            <text:p>Pão_de_Queij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uco</text:p>
          </table:table-cell>
          <table:table-cell table:style-name="ce5" office:value-type="string" calcext:value-type="string">
            <text:p>Salgado_Frito</text:p>
          </table:table-cell>
          <table:table-cell table:style-name="ce16" office:value-type="currency" office:currency="BRL" office:value="5" calcext:value-type="currency">
            <text:p>R$ 5,00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fé</text:p>
          </table:table-cell>
          <table:table-cell table:style-name="ce5" office:value-type="string" calcext:value-type="string">
            <text:p>Pão_de_Queijo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uaravita</text:p>
          </table:table-cell>
          <table:table-cell table:style-name="ce5" office:value-type="string" calcext:value-type="string">
            <text:p>Salgado_Frit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D_Pessoa</text:p>
          </table:table-cell>
          <table:table-cell table:style-name="ce1" office:value-type="string" calcext:value-type="string">
            <text:p>ID_Produto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FAVORIT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ID_compra</text:p>
          </table:table-cell>
          <table:table-cell table:style-name="ce2" office:value-type="string" calcext:value-type="string">
            <text:p>ID_item</text:p>
          </table:table-cell>
          <table:table-cell table:style-name="ce2" office:value-type="string" calcext:value-type="string">
            <text:p>QNT_item</text:p>
          </table:table-cell>
          <table:table-cell table:style-name="ce2" office:value-type="string" calcext:value-type="string">
            <text:p>ID_produ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TEM_COMPR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4:41:19.0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2:10.673000000</meta:creation-date>
    <dc:date>2017-05-11T15:55:01.481000000</dc:date>
    <meta:editing-duration>P1DT16M22S</meta:editing-duration>
    <meta:editing-cycles>13</meta:editing-cycles>
    <meta:generator>LibreOffice/5.3.0.3$Windows_x86 LibreOffice_project/7074905676c47b82bbcfbea1aeefc84afe1c50e1</meta:generator>
    <meta:document-statistic meta:table-count="1" meta:cell-count="207" meta:object-count="0"/>
  </office:meta>
</office:document-meta>
</file>